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over accent="true">
              <mstyle mathvariant="bold">
                <mrow>
                  <mi>e</mi>
                </mrow>
              </mstyle>
              <mo stretchy="false">̄</mo>
            </mover>
          </mrow>
          <mi>i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sup>
            <mi>x</mi>
            <mi>j</mi>
            <mrow>
              <mo stretchy="false">(</mo>
              <mrow>
                <mi>i</mi>
              </mrow>
              <mo stretchy="false">)</mo>
            </mrow>
          </msubsup>
        </mrow>
      </mrow>
      <msub>
        <mrow>
          <mstyle mathvariant="bold">
            <mrow>
              <mi>e</mi>
            </mrow>
          </mstyle>
        </mrow>
        <mi>j</mi>
      </msub>
    </mrow>
    <annotation encoding="StarMath 5.0">{bar bold e}_i = sum from j=1 to n x_j^(i) {bold e}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4:19:41.478000000</meta:creation-date>
    <meta:generator>LibreOffice/4.1.4.2$Windows_x86 LibreOffice_project/0a0440ccc0227ad9829de5f46be37cfb6edcf72</meta:generator>
  </office:meta>
</office:document-meta>
</file>